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91c55" officeooo:paragraph-rsid="00191c55"/>
    </style:style>
    <style:style style:name="P2" style:family="paragraph" style:parent-style-name="Text_20_body">
      <style:text-properties officeooo:rsid="00193ca4" officeooo:paragraph-rsid="00193ca4"/>
    </style:style>
    <style:style style:name="P3" style:family="paragraph" style:parent-style-name="Text_20_body">
      <style:text-properties officeooo:rsid="00193ca4" officeooo:paragraph-rsid="001a15a3"/>
    </style:style>
    <style:style style:name="P4" style:family="paragraph" style:parent-style-name="Text_20_body">
      <style:text-properties officeooo:rsid="001a15a3" officeooo:paragraph-rsid="001a15a3"/>
    </style:style>
    <style:style style:name="P5" style:family="paragraph" style:parent-style-name="Text_20_body">
      <style:text-properties officeooo:rsid="001a6d90" officeooo:paragraph-rsid="001a6d90"/>
    </style:style>
    <style:style style:name="P6" style:family="paragraph" style:parent-style-name="Text_20_body">
      <style:text-properties officeooo:rsid="001d496a" officeooo:paragraph-rsid="001d496a"/>
    </style:style>
    <style:style style:name="P7" style:family="paragraph" style:parent-style-name="Text_20_body">
      <style:text-properties officeooo:rsid="001f11b4" officeooo:paragraph-rsid="001f11b4"/>
    </style:style>
    <style:style style:name="P8" style:family="paragraph" style:parent-style-name="Text_20_body">
      <style:text-properties officeooo:paragraph-rsid="002041e6"/>
    </style:style>
    <style:style style:name="P9" style:family="paragraph" style:parent-style-name="Text_20_body">
      <style:text-properties officeooo:rsid="0022d3c6" officeooo:paragraph-rsid="0022d3c6"/>
    </style:style>
    <style:style style:name="P10" style:family="paragraph" style:parent-style-name="Text_20_body">
      <style:text-properties officeooo:rsid="00248c99" officeooo:paragraph-rsid="00248c99"/>
    </style:style>
    <style:style style:name="P11" style:family="paragraph" style:parent-style-name="Text_20_body">
      <style:text-properties officeooo:rsid="002e8a24" officeooo:paragraph-rsid="002e8a24"/>
    </style:style>
    <style:style style:name="P12" style:family="paragraph" style:parent-style-name="Text_20_body">
      <style:text-properties officeooo:rsid="00314c5b" officeooo:paragraph-rsid="00314c5b"/>
    </style:style>
    <style:style style:name="P13" style:family="paragraph" style:parent-style-name="Heading_20_1">
      <style:paragraph-properties fo:text-align="start" style:justify-single-word="false"/>
      <style:text-properties officeooo:rsid="00191c55" officeooo:paragraph-rsid="00191c55"/>
    </style:style>
    <style:style style:name="P14" style:family="paragraph" style:parent-style-name="Heading_20_1">
      <style:text-properties officeooo:rsid="00191c55" officeooo:paragraph-rsid="00191c55"/>
    </style:style>
    <style:style style:name="P15" style:family="paragraph" style:parent-style-name="Heading_20_1">
      <style:text-properties officeooo:rsid="00193ca4" officeooo:paragraph-rsid="00193ca4"/>
    </style:style>
    <style:style style:name="P16" style:family="paragraph" style:parent-style-name="Heading_20_1">
      <style:text-properties officeooo:rsid="001a6d90" officeooo:paragraph-rsid="001a6d90"/>
    </style:style>
    <style:style style:name="P17" style:family="paragraph" style:parent-style-name="Heading_20_1">
      <style:text-properties officeooo:rsid="0022d3c6" officeooo:paragraph-rsid="0022d3c6"/>
    </style:style>
    <style:style style:name="P18" style:family="paragraph" style:parent-style-name="Heading_20_1">
      <style:text-properties style:font-name="Liberation Sans" fo:font-size="18.2000007629395pt" fo:font-weight="bold" officeooo:rsid="00193ca4" officeooo:paragraph-rsid="00193ca4" style:font-name-asian="Clear Sans" style:font-size-asian="18.2000007629395pt" style:font-weight-asian="bold" style:font-name-complex="Noto Sans Devanagari" style:font-size-complex="18.2000007629395pt" style:font-weight-complex="bold"/>
    </style:style>
    <style:style style:name="P19" style:family="paragraph" style:parent-style-name="Heading_20_1">
      <style:text-properties officeooo:rsid="004ee9fe" officeooo:paragraph-rsid="004ee9fe"/>
    </style:style>
    <style:style style:name="P20" style:family="paragraph" style:parent-style-name="Heading_20_2">
      <style:text-properties officeooo:rsid="00193ca4" officeooo:paragraph-rsid="00193ca4"/>
    </style:style>
    <style:style style:name="P21" style:family="paragraph" style:parent-style-name="Heading_20_2">
      <style:text-properties officeooo:rsid="001a6d90" officeooo:paragraph-rsid="001a6d90"/>
    </style:style>
    <style:style style:name="P22" style:family="paragraph" style:parent-style-name="Heading_20_2">
      <style:text-properties officeooo:rsid="001d496a" officeooo:paragraph-rsid="001d496a"/>
    </style:style>
    <style:style style:name="P23" style:family="paragraph" style:parent-style-name="Heading_20_2">
      <style:text-properties officeooo:rsid="002e8a24" officeooo:paragraph-rsid="002e8a24"/>
    </style:style>
    <style:style style:name="P24" style:family="paragraph" style:parent-style-name="Heading_20_2">
      <style:text-properties officeooo:rsid="00378767" officeooo:paragraph-rsid="00378767"/>
    </style:style>
    <style:style style:name="P25" style:family="paragraph" style:parent-style-name="Heading_20_2">
      <style:text-properties officeooo:rsid="0041cc2e" officeooo:paragraph-rsid="0041cc2e"/>
    </style:style>
    <style:style style:name="P26" style:family="paragraph" style:parent-style-name="Heading_20_2">
      <style:text-properties officeooo:rsid="00480fca" officeooo:paragraph-rsid="00480fca"/>
    </style:style>
    <style:style style:name="P27" style:family="paragraph" style:parent-style-name="Heading_20_2">
      <style:text-properties officeooo:rsid="004d8eb4" officeooo:paragraph-rsid="004d8eb4"/>
    </style:style>
    <style:style style:name="P28" style:family="paragraph" style:parent-style-name="Text_20_body" style:list-style-name="L1">
      <style:text-properties officeooo:rsid="00191c55" officeooo:paragraph-rsid="00191c55"/>
    </style:style>
    <style:style style:name="P29" style:family="paragraph" style:parent-style-name="Text_20_body" style:list-style-name="L2">
      <style:text-properties officeooo:rsid="001a6d90" officeooo:paragraph-rsid="001a6d90"/>
    </style:style>
    <style:style style:name="P30" style:family="paragraph" style:parent-style-name="Text_20_body" style:list-style-name="L2">
      <style:text-properties officeooo:rsid="001c1d58" officeooo:paragraph-rsid="001c1d58"/>
    </style:style>
    <style:style style:name="P31" style:family="paragraph" style:parent-style-name="Text_20_body" style:list-style-name="L2">
      <style:text-properties officeooo:rsid="0031e851" officeooo:paragraph-rsid="0031e851"/>
    </style:style>
    <style:style style:name="P32" style:family="paragraph" style:parent-style-name="Text_20_body" style:list-style-name="L2">
      <style:text-properties officeooo:rsid="00335591" officeooo:paragraph-rsid="00335591"/>
    </style:style>
    <style:style style:name="P33" style:family="paragraph" style:parent-style-name="Text_20_body" style:list-style-name="L2">
      <style:text-properties officeooo:rsid="00343bdc" officeooo:paragraph-rsid="00343bdc"/>
    </style:style>
    <style:style style:name="P34" style:family="paragraph" style:parent-style-name="Text_20_body" style:list-style-name="L3">
      <style:text-properties officeooo:rsid="0022d3c6" officeooo:paragraph-rsid="0022d3c6"/>
    </style:style>
    <style:style style:name="P35" style:family="paragraph" style:parent-style-name="Text_20_body" style:list-style-name="L3">
      <style:text-properties officeooo:rsid="00248c99" officeooo:paragraph-rsid="00248c99"/>
    </style:style>
    <style:style style:name="P36" style:family="paragraph" style:parent-style-name="Text_20_body">
      <style:text-properties officeooo:rsid="00378767" officeooo:paragraph-rsid="00378767"/>
    </style:style>
    <style:style style:name="P37" style:family="paragraph" style:parent-style-name="Text_20_body">
      <style:text-properties officeooo:rsid="0038b127" officeooo:paragraph-rsid="0038b127"/>
    </style:style>
    <style:style style:name="P38" style:family="paragraph" style:parent-style-name="Text_20_body" style:list-style-name="L2">
      <style:text-properties officeooo:rsid="003acfae" officeooo:paragraph-rsid="003acfae"/>
    </style:style>
    <style:style style:name="P39" style:family="paragraph" style:parent-style-name="Text_20_body" style:list-style-name="L2">
      <style:text-properties officeooo:rsid="003bd598" officeooo:paragraph-rsid="003bd598"/>
    </style:style>
    <style:style style:name="P40" style:family="paragraph" style:parent-style-name="Text_20_body" style:list-style-name="L2">
      <style:text-properties officeooo:rsid="003d2cc9" officeooo:paragraph-rsid="003d2cc9"/>
    </style:style>
    <style:style style:name="P41" style:family="paragraph" style:parent-style-name="Text_20_body" style:list-style-name="L2">
      <style:text-properties officeooo:rsid="00404fcc" officeooo:paragraph-rsid="00404fcc"/>
    </style:style>
    <style:style style:name="P42" style:family="paragraph" style:parent-style-name="Text_20_body">
      <style:text-properties officeooo:rsid="002e8a24" officeooo:paragraph-rsid="002e8a24"/>
    </style:style>
    <style:style style:name="P43" style:family="paragraph" style:parent-style-name="Text_20_body">
      <style:text-properties officeooo:rsid="0041a265" officeooo:paragraph-rsid="0041a265"/>
    </style:style>
    <style:style style:name="P44" style:family="paragraph" style:parent-style-name="Text_20_body">
      <style:text-properties officeooo:rsid="0041cc2e" officeooo:paragraph-rsid="0041cc2e"/>
    </style:style>
    <style:style style:name="P45" style:family="paragraph" style:parent-style-name="Text_20_body" style:list-style-name="L4">
      <style:text-properties officeooo:rsid="0041cc2e" officeooo:paragraph-rsid="0041cc2e"/>
    </style:style>
    <style:style style:name="P46" style:family="paragraph" style:parent-style-name="Text_20_body" style:list-style-name="L4">
      <style:text-properties officeooo:rsid="0041cc2e" officeooo:paragraph-rsid="00435ac8"/>
    </style:style>
    <style:style style:name="P47" style:family="paragraph" style:parent-style-name="Text_20_body" style:list-style-name="L4">
      <style:text-properties officeooo:rsid="00435ac8" officeooo:paragraph-rsid="00435ac8"/>
    </style:style>
    <style:style style:name="P48" style:family="paragraph" style:parent-style-name="Text_20_body" style:list-style-name="L2">
      <style:text-properties officeooo:rsid="00480fca" officeooo:paragraph-rsid="00480fca"/>
    </style:style>
    <style:style style:name="P49" style:family="paragraph" style:parent-style-name="Text_20_body">
      <style:text-properties officeooo:rsid="00480fca" officeooo:paragraph-rsid="00480fca"/>
    </style:style>
    <style:style style:name="P50" style:family="paragraph" style:parent-style-name="Text_20_body" style:list-style-name="L5">
      <style:text-properties officeooo:rsid="00480fca" officeooo:paragraph-rsid="00480fca"/>
    </style:style>
    <style:style style:name="P51" style:family="paragraph" style:parent-style-name="Text_20_body" style:list-style-name="L6">
      <style:text-properties officeooo:rsid="004d8eb4" officeooo:paragraph-rsid="004d8eb4"/>
    </style:style>
    <style:style style:name="P52" style:family="paragraph" style:parent-style-name="Text_20_body">
      <style:text-properties officeooo:rsid="004ee9fe" officeooo:paragraph-rsid="004ee9fe"/>
    </style:style>
    <style:style style:name="P53" style:family="paragraph" style:parent-style-name="Text_20_body">
      <style:text-properties officeooo:rsid="0051681c" officeooo:paragraph-rsid="0051681c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a15a3"/>
    </style:style>
    <style:style style:name="T2" style:family="text">
      <style:text-properties officeooo:rsid="001f11b4"/>
    </style:style>
    <style:style style:name="T3" style:family="text">
      <style:text-properties officeooo:rsid="002041e6"/>
    </style:style>
    <style:style style:name="T4" style:family="text">
      <style:text-properties officeooo:rsid="0020e0c6"/>
    </style:style>
    <style:style style:name="T5" style:family="text">
      <style:text-properties officeooo:rsid="002b1ffe"/>
    </style:style>
    <style:style style:name="T6" style:family="text">
      <style:text-properties style:font-name="Liberation Sans" fo:font-size="16.1000003814697pt" fo:font-weight="bold" style:font-name-asian="Clear Sans" style:font-size-asian="16.1000003814697pt" style:font-weight-asian="bold" style:font-name-complex="Noto Sans Devanagari" style:font-size-complex="16.1000003814697pt" style:font-weight-complex="bold"/>
    </style:style>
    <style:style style:name="T7" style:family="text">
      <style:text-properties style:font-name="Liberation Sans" fo:font-size="16.1000003814697pt" fo:font-weight="bold" style:font-name-asian="Clear Sans" style:font-size-asian="16.1000003814697pt" style:font-weight-asian="bold" style:font-name-complex="Noto Sans Devanagari" style:font-size-complex="16.1000003814697pt" style:font-weight-complex="bold"/>
    </style:style>
    <style:style style:name="T8" style:family="text">
      <style:text-properties officeooo:rsid="00357ec9"/>
    </style:style>
    <style:style style:name="T9" style:family="text">
      <style:text-properties officeooo:rsid="00378767"/>
    </style:style>
    <style:style style:name="T10" style:family="text">
      <style:text-properties officeooo:rsid="0039c7ef"/>
    </style:style>
    <style:style style:name="T11" style:family="text">
      <style:text-properties officeooo:rsid="003ef0d7"/>
    </style:style>
    <style:style style:name="T12" style:family="text">
      <style:text-properties officeooo:rsid="00450365"/>
    </style:style>
    <style:style style:name="T13" style:family="text">
      <style:text-properties officeooo:rsid="00480fca"/>
    </style:style>
    <style:style style:name="T14" style:family="text">
      <style:text-properties officeooo:rsid="0049fb4b"/>
    </style:style>
    <style:style style:name="T15" style:family="text">
      <style:text-properties officeooo:rsid="004bc8d9"/>
    </style:style>
    <style:style style:name="T16" style:family="text">
      <style:text-properties officeooo:rsid="0051681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lear Sans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rint</text:h>
      <text:p text:style-name="P1">V Py3 je funkce. Syntaxe je zpětně „kompatibilní“ – program v Py2 nelehne, ale printuje zprávu jako jednoprvkový tuple</text:p>
      <text:p text:style-name="P1">print „ahoj“</text:p>
      <text:p text:style-name="P1">print(„ahoj“)</text:p>
      <text:h text:style-name="P14" text:outline-level="1">Dělení</text:h>
      <text:p text:style-name="P1">Při dělení celých čísel dojde v Py3 k automatickému castu na float</text:p>
      <text:p text:style-name="P1">5 / 2 → 3</text:p>
      <text:p text:style-name="P1">5 / 2 → 2,5</text:p>
      <text:p text:style-name="P12">Pro celočíselné dělení se použijí dvě lomítka za sebou</text:p>
      <text:p text:style-name="P12">5 // 2 → 2</text:p>
      <text:h text:style-name="P14" text:outline-level="1">Stringy</text:h>
      <text:p text:style-name="P1">V Py2 jsou celkem tři datové typy:</text:p>
      <text:list xml:id="list875662930" text:style-name="L1">
        <text:list-item>
          <text:p text:style-name="P28">bytes</text:p>
        </text:list-item>
        <text:list-item>
          <text:p text:style-name="P28">str</text:p>
        </text:list-item>
        <text:list-item>
          <text:p text:style-name="P28">unicode</text:p>
        </text:list-item>
      </text:list>
      <text:p text:style-name="P1">kde bytes a str jsou ekvivalentní a podporují pouze jednobytové znaky. Pro více bytové znaky je potřeba unicode.</text:p>
      <text:p text:style-name="P1">V Py3 je situace ošemetnější. Klasický string podporuje rovnou unicode a bytes je pouze sekvence bytů. Pokud je potřeba bytes převést na string, pak je nutné zavolat jeho metodu decode():</text:p>
      <text:p text:style-name="P1">my_bytes = …</text:p>
      <text:p text:style-name="P1">my_str = my_bytes.decode(„utf-8“)</text:p>
      <text:p text:style-name="P1">V Py3 nelze zaměňovat bytes a str!</text:p>
      <text:h text:style-name="P15" text:outline-level="1">Iterátory</text:h>
      <text:p text:style-name="P2">V Py2 vrací většina iteračních metod (například dict.items()) formát List a pro skutečný iterátor je potřeba použít metodu s prefixem iter (například dict.iteritems()).</text:p>
      <text:p text:style-name="P2">V Py3 metody s předponou iter nejsou a iterační metody vrací přímo iterátor, který musí být v případě potřeby na list převeden, například list(dict.items())</text:p>
      <text:h text:style-name="P20" text:outline-level="2"><text:soft-page-break/>Range, xrange</text:h>
      <text:p text:style-name="P2">Speciální případ jsou pak metody jako je range, xrange (Py2), kde range vrací materializovanou sekvenci a xrange iterátor/generátor (pro velké sekvence). V Py3 funkce xrange neexistuje a funkce range vrací přímo iterátor/generátor.</text:p>
      <text:h text:style-name="P15" text:outline-level="1">Zpracování vyjímek</text:h>
      <text:p text:style-name="P2">Py2 má dvě formy zápisu try...except bloku:</text:p>
      <text:p text:style-name="P2">try:</text:p>
      <text:p text:style-name="P2"><text:tab/>…</text:p>
      <text:p text:style-name="P2">except Exception, err:</text:p>
      <text:p text:style-name="P2"><text:tab/>…</text:p>
      <text:p text:style-name="P2"/>
      <text:p text:style-name="P2">a pak druhá možnost</text:p>
      <text:p text:style-name="P2">try:</text:p>
      <text:p text:style-name="P2"><text:tab/>…</text:p>
      <text:p text:style-name="P2">except Exception as err:</text:p>
      <text:p text:style-name="P2"><text:tab/>…</text:p>
      <text:p text:style-name="P2">V pythonu 3 je možný pouze druhý zápis.</text:p>
      <text:h text:style-name="P16" text:outline-level="1">TypeHints</text:h>
      <text:p text:style-name="P5">Py3 nabízí možnost přidání type hnitů k proměnným a parametrům. Například</text:p>
      <text:p text:style-name="P5">def my_fn(param: int) -&gt; float:</text:p>
      <text:p text:style-name="P5"><text:tab/>other: float = 5.0</text:p>
      <text:p text:style-name="P5"><text:tab/>return float(param + other)</text:p>
      <text:p text:style-name="P5">U parametrů a proměnných se dávají hinty za dvojtečku, u návratových hodnot za šipku -&gt;.</text:p>
      <text:h text:style-name="P21" text:outline-level="2">Kompozitní TypeHints</text:h>
      <text:p text:style-name="P5">Pro definici kompozitních type hints se používají hranaté závorky, tedy například:</text:p>
      <text:p text:style-name="P5">x: List[int] = [1, 2, 3]</text:p>
      <text:p text:style-name="P5">y: Dict[str, int] = {„ahoj“: 5}</text:p>
      <text:p text:style-name="P6">Vestavěné datové typy jsou v built-in package „typing“</text:p>
      <text:h text:style-name="P21" text:outline-level="2"><text:soft-page-break/>Dopředné deklarace</text:h>
      <text:p text:style-name="P5">Aby překladač nehodil chybu, musí být datový typ definován v okamžiku čtení kódu, tedy například:</text:p>
      <text:p text:style-name="P5">class MyClass:</text:p>
      <text:p text:style-name="P5"><text:tab/>def __init__(self, param: MyOtherClass): <text:s/># hodí chybu → MyOtherClass ještě není deklarována</text:p>
      <text:p text:style-name="P5"><text:tab/><text:tab/>pass</text:p>
      <text:p text:style-name="P5"/>
      <text:p text:style-name="P5">class MyOtherClass:</text:p>
      <text:p text:style-name="P5"><text:tab/>pass</text:p>
      <text:p text:style-name="P5"/>
      <text:p text:style-name="P5">x: MyClass = MyClass()</text:p>
      <text:p text:style-name="P5">Tento problém se eliminuje tím, že uzavřeme problémový typ do uvozovek, tedy „MyOtherClass“. Pozor! Tento typ musí být deklarovaný někde dále v modulu!</text:p>
      <text:h text:style-name="P22" text:outline-level="2">Aliasy</text:h>
      <text:p text:style-name="P6">Je možné vytvářet aliasy. To je vhodné zejména pro kompozitní typy, kdy by opakování definice bylo příliš dlouhé. Například</text:p>
      <text:p text:style-name="P6">MyListOfItems = List[Dict[str, int]]</text:p>
      <text:p text:style-name="P6">MyFn = Callable[[], MyListOfItems]</text:p>
      <text:h text:style-name="P21" text:outline-level="2">Vybrané vestavěné hinty</text:h>
      <text:list xml:id="list3482962229" text:style-name="L2">
        <text:list-item>
          <text:p text:style-name="P29">List[typ_prvku]</text:p>
        </text:list-item>
        <text:list-item>
          <text:p text:style-name="P29">Dict[typ_klice, typ_prvku]</text:p>
        </text:list-item>
        <text:list-item>
          <text:p text:style-name="P29">Tuple[typ_1, typ_2, typ_3,...], tedy například Tuple[str, int, float] vyhovuje („satan“, 666, 3.14)</text:p>
        </text:list-item>
        <text:list-item>
          <text:p text:style-name="P30">Union[typ_1, typ_2, typ_3,...] – v proměnné je očekáván jeden z těchto typů, tedy například x: Union[int, str] vyhovuje 5 nebo „ahoj“, ale už ne logická hodnota False</text:p>
        </text:list-item>
        <text:list-item>
          <text:p text:style-name="P30">Callable[[arg_type_1, arg_type_2,…] , return_type] – je očekávána „volatelná“ hodnota, tedy například funkce, lambda funkce nebo třída s metodou __call__.</text:p>
        </text:list-item>
        <text:list-item>
          <text:p text:style-name="P30">NoReturn – <office:annotation office:name="__Annotation__253_2015610833" loext:resolved="false"><dc:creator>Neznámý autor</dc:creator><dc:date>2021-01-19T10:59:46.560274994</dc:date><text:p text:style-name="P54"><text:span text:style-name="T17">Oprava oproti minule</text:span></text:p></office:annotation>speciální typ označující funkci, že <text:span text:style-name="T10">nikdy </text:span>nevrací žádnou hodnotu <text:span text:style-name="T10">(například vždy vyhodí vyjjímku)</text:span><office:annotation-end office:name="__Annotation__253_2015610833"/>.</text:p>
        </text:list-item>
        <text:list-item>
          <text:p text:style-name="P31">Optional – Optional[int] – vyhvouje int nebo None</text:p>
        </text:list-item>
        <text:list-item>
          <text:p text:style-name="P32">Mapping – <text:span text:style-name="T9">typy podporující ukládání typu klíč-hodnota (třeba dict)</text:span></text:p>
        </text:list-item>
        <text:list-item>
          <text:p text:style-name="P32"><text:soft-page-break/>Sequence – <text:span text:style-name="T9">typy podporující indexování číselnou řadou od nuly (třeba list)</text:span></text:p>
        </text:list-item>
        <text:list-item>
          <text:p text:style-name="P32">Iterable – <text:span text:style-name="T9">typy přes které lze iterovat</text:span></text:p>
        </text:list-item>
        <text:list-item>
          <text:p text:style-name="P38">Sized – lze použít jako parametr pro fci len()</text:p>
        </text:list-item>
        <text:list-item>
          <text:p text:style-name="P38">Type – očekává se datový typ, například konstruktor třídy: myVar: Type[Dict] = dict</text:p>
        </text:list-item>
        <text:list-item>
          <text:p text:style-name="P33">Any – cokoliv</text:p>
        </text:list-item>
        <text:list-item>
          <text:p text:style-name="P48">Literal – označuje literál, například x: Literal[1, 2, 3] = 1, nebo špatně x: Literal[1, 2, 3] = 4</text:p>
        </text:list-item>
        <text:list-item>
          <text:p text:style-name="P48">ClassVar – označuje class atribut (obdova static atributu z C++ nebo TS)</text:p>
        </text:list-item>
        <text:list-item>
          <text:p text:style-name="P48">Final – Označuje konstantní atribut/proměnnou, tedy například x: Final[int] = 10, x = 5 → chyba (od 3.8)</text:p>
        </text:list-item>
        <text:list-item>
          <text:p text:style-name="P48">Awaitable – je možné volat jako korutinu</text:p>
        </text:list-item>
        <text:list-item>
          <text:p text:style-name="P39">Castovací typy:</text:p>
          <text:list>
            <text:list-item>
              <text:p text:style-name="P39">SupportsInt – konverze na int – int(my_var)</text:p>
            </text:list-item>
            <text:list-item>
              <text:p text:style-name="P39">SupportsFloat – konverze na float – float(my_var)</text:p>
            </text:list-item>
            <text:list-item>
              <text:p text:style-name="P39">SupportsComplex – konverze na komplexní číslo – complex(my_var)</text:p>
            </text:list-item>
            <text:list-item>
              <text:p text:style-name="P39">SupportsBytes – konverze na sekvenci bytů – bytes(my_var)</text:p>
            </text:list-item>
            <text:list-item>
              <text:p text:style-name="P40">SupportsIndex – konverze na index (například při přístupu k elementu listu) <text:span text:style-name="T11">x = list(range(5)); x[my_var] </text:span><text:span text:style-name="T13">(od 3.8)</text:span></text:p>
            </text:list-item>
            <text:list-item>
              <text:p text:style-name="P41">SupportsAbs – konverze na absolutní hodnotu – abs(my_var)</text:p>
            </text:list-item>
          </text:list>
        </text:list-item>
      </text:list>
      <text:h text:style-name="P26" text:outline-level="2">Dekorátory</text:h>
      <text:p text:style-name="P49">V rámci typing můžeme dekorovat metody pomocí dekorátorů a pomoci s čitelností kódu</text:p>
      <text:list xml:id="list3090785643" text:style-name="L5">
        <text:list-item>
          <text:p text:style-name="P50">@final – metoda nesmí být překryta <text:span text:style-name="T14">(od 3.8)</text:span></text:p>
        </text:list-item>
        <text:list-item>
          <text:p text:style-name="P50">@overload – indikuje, že metoda má více implementací s různou signaturou (viz příklad). <text:span text:style-name="T15">Metody/funkce odekorované tímto dektorátorem se přímo nevolají. Musí existovat ještě jedna metoda/funkce, která není odekorovaná, a ta má pak v sobě implementaci pro různé signatury a musí mít i detekci pro různé signatury</text:span></text:p>
        </text:list-item>
        <text:list-item>
          <text:p text:style-name="P50">@runtime_checkable – lze použít <text:span text:style-name="T14">ve funkci instanceof, která vrací true, pokud daný objekt splňuje rozhraní dekorované třídy (od 3.8, viz příklad)</text:span></text:p>
        </text:list-item>
      </text:list>
      <text:h text:style-name="P27" text:outline-level="2">Užitečné funkce</text:h>
      <text:list xml:id="list1381824649" text:style-name="L6">
        <text:list-item>
          <text:p text:style-name="P51">cast(typ, hodnota) – s hodnotou se nic nedělá, ale návratovou hodnotu bude IDE uvažovat jako nový typ.</text:p>
        </text:list-item>
      </text:list>
      <text:h text:style-name="P24" text:outline-level="2"><text:soft-page-break/>Vlastní generické typy</text:h>
      <text:p text:style-name="P36">Je možné vytvořit vlastní generické typy, jako je třeba List[int]. K tomu slouží base class Generic spolu s pomocnou třídou TypeVar (vytváří generické parametry).</text:p>
      <text:p text:style-name="P36">Pro příklad uveďmě obecný kalkulátor počítající hodnoty (například forecast, safety stock, …)</text:p>
      <text:p text:style-name="P36"/>
      <text:p text:style-name="P36">from typing import TypeVar, Generic</text:p>
      <text:p text:style-name="P36">InputData = TypeVar(„InputData“)</text:p>
      <text:p text:style-name="P36">ResultType <text:s/>= TypeVar(„ResultType“)</text:p>
      <text:p text:style-name="P36"/>
      <text:p text:style-name="P36">class Calculator(Generic[InputData, ResultType]):</text:p>
      <text:p text:style-name="P36"><text:tab/>def calculate(self, data: InputData) → ResultType:</text:p>
      <text:p text:style-name="P36"><text:tab/><text:tab/>raise NotImplementedError()</text:p>
      <text:p text:style-name="P36"/>
      <text:p text:style-name="P36">Typy generických parametrů mohou být omezené pomocí dalších argumentů (*args) přidaných za název parametru v konstruktoru TypeVar, tedy například</text:p>
      <text:p text:style-name="P36"/>
      <text:p text:style-name="P36">PrintedData = TypeVar(„PrintedData“, str, int, float)</text:p>
      <text:p text:style-name="P36"/>
      <text:p text:style-name="P36">nebo ještě lépe</text:p>
      <text:p text:style-name="P36"/>
      <text:p text:style-name="P36">PrintableTypes = Union[str, int, float]</text:p>
      <text:p text:style-name="P36">PrintableData = TypeVar(„PrintedData“, PrintableTypes)</text:p>
      <text:p text:style-name="P36"/>
      <text:p text:style-name="P36">class Printer(Generic[PrintableData]):</text:p>
      <text:p text:style-name="P36"><text:tab/>def print(self, data: PrintableData):</text:p>
      <text:p text:style-name="P36"><text:tab/><text:tab/>print(data)</text:p>
      <text:p text:style-name="P36"/>
      <text:p text:style-name="P36">x: Printer[int] = Printer() <text:s/># ok</text:p>
      <text:p text:style-name="P36">y: Printer[bool] = Printer() <text:s/># chyba – bool není součástí PrintableData</text:p>
      <text:p text:style-name="P36"/>
      <text:p text:style-name="P37"><text:soft-page-break/>Generické parametry musí být vždy unikátní:</text:p>
      <text:p text:style-name="P37">Key = TypeVar(„Key“)</text:p>
      <text:p text:style-name="P37">Value = TypeVar(„Value“)</text:p>
      <text:p text:style-name="P37">class MyGenericPair(Generic[Key, Value]): <text:s/># ok</text:p>
      <text:p text:style-name="P37"><text:tab/>pass</text:p>
      <text:p text:style-name="P37"/>
      <text:p text:style-name="P37">class BadGenericPair(Generic[Key, Key]): <text:s/># špatně – dvakrát argument stejného typu</text:p>
      <text:p text:style-name="P37"><text:tab/>pass</text:p>
      <text:p text:style-name="P37"/>
      <text:p text:style-name="P37">Value = Key</text:p>
      <text:p text:style-name="P37"/>
      <text:p text:style-name="P37">class AnotherBadGenericPair(Generic[Key, Value]): <text:s/># zase špatně – Value je jen alias pro Key</text:p>
      <text:p text:style-name="P37"><text:tab/>pass</text:p>
      <text:h text:style-name="P16" text:outline-level="1">DataClasses</text:h>
      <text:p text:style-name="P5">Py3 představuje nový modul dataclasses, který umožňuje deklarativně definovat datové třídy:</text:p>
      <text:p text:style-name="P5">import dataclasses</text:p>
      <text:p text:style-name="P5"/>
      <text:p text:style-name="P5">@dataclasses.dataclass</text:p>
      <text:p text:style-name="P5">class MyData(object):</text:p>
      <text:p text:style-name="P5"><text:tab/>x: int</text:p>
      <text:p text:style-name="P5"><text:tab/>y: float = 10.0</text:p>
      <text:p text:style-name="P5"><text:tab/>z: List[int] = <text:span text:style-name="T8">dataclasses.</text:span><text:span text:style-name="T2">field(default_factory=list)</text:span></text:p>
      <text:p text:style-name="P7"/>
      <text:p text:style-name="P7">Pokud není hodnota primitivní typ, je potřeba definovat defaultní hodnotu pomocí funkce field (taktéž z modulu dataclasses). Parametrem default_factory je funkce, která nebere žádný parametr.</text:p>
      <text:p text:style-name="P8"><text:span text:style-name="T3">Není jedno, v jakém pořadí jsou atributy deklarovány – nejprve musí být deklarovány atributy bez výchozí hodnoty a až poté atributy s výchozí hodnotou. Dekorátor dataclass generuje metodu __init__ dle pořadí těchto deklarací. </text:span><text:span text:style-name="T4">Možností, jak toto omezení obejít, je definovat __init__ metodu ručně.</text:span></text:p>
      <text:h text:style-name="P17" text:outline-level="1"><text:soft-page-break/>Itertools</text:h>
      <text:p text:style-name="P9">Knihovny itertools v Py2 a Py3 nejsou úplně kompatibilní.</text:p>
      <text:list xml:id="list647876397" text:style-name="L3">
        <text:list-item>
          <text:p text:style-name="P34">Accumulate – novinka v Py3</text:p>
        </text:list-item>
        <text:list-item>
          <text:p text:style-name="P35">ifilter – chybí v Py3 (stejnou funkci plní filter)</text:p>
        </text:list-item>
        <text:list-item>
          <text:p text:style-name="P35">imap – chybí v Py3 (stejnou funkci plní map)</text:p>
        </text:list-item>
        <text:list-item>
          <text:p text:style-name="P35">ifilterfalse – přejmenován na filterfalse</text:p>
        </text:list-item>
        <text:list-item>
          <text:p text:style-name="P35">islice – přejmenován na slice</text:p>
        </text:list-item>
        <text:list-item>
          <text:p text:style-name="P35">izip – přejmenován na zip</text:p>
        </text:list-item>
        <text:list-item>
          <text:p text:style-name="P35">izip_longest – přejmenován na zip_longest</text:p>
        </text:list-item>
      </text:list>
      <text:p text:style-name="P10">Mám pocit, že ještě jedna funkce se chovala jinak, ale nemůžu si vzpomenout jaká.</text:p>
      <text:h text:style-name="P18" text:outline-level="1">Async/Await</text:h>
      <text:p text:style-name="P2">V Py3 (od verze 3.5) jsou dvě nová klíčová slova – async a await pro definici asynchronních funkcí. Tyto funkce běží v event loopu, který poskytuje modul asyncio.</text:p>
      <text:p text:style-name="P2">import asyncio</text:p>
      <text:p text:style-name="P2">async def my_asy<text:span text:style-name="T5">n</text:span>c_fn():</text:p>
      <text:p text:style-name="P2"><text:tab/>print(„kokot“)</text:p>
      <text:p text:style-name="P3"><text:span text:style-name="T1">loop = </text:span>asyncio.get_event_loop()</text:p>
      <text:p text:style-name="P3"><text:span text:style-name="T1">loop</text:span>.<text:span text:style-name="T1">run_until_complete(my_async_fn</text:span><text:span text:style-name="T5">()</text:span><text:span text:style-name="T1">)</text:span></text:p>
      <text:p text:style-name="P4">loop.close()</text:p>
      <text:h text:style-name="P23" text:outline-level="2">Coroutine<text:span text:style-name="T6">s</text:span></text:h>
      <text:p text:style-name="P11">Voláním asynchoronní funkce získáme takzvanou coroutine. Tuto je pak možné spustit v event loopu pomocí loop.run_until_complete nebo pomocí funkce asyncio.run().</text:p>
      <text:h text:style-name="P23" text:outline-level="2">Task</text:h>
      <text:p text:style-name="P11">Task je coroutine „obalená“ ve třítě Task, která je vlastně Future (low level api). Tento task je v okamžiku vytvoření spuštěn v aktuálním event loopu a seznam tasků je možné získat pomocí asyncio.Task.all_tasks().</text:p>
      <text:h text:style-name="P25" text:outline-level="2"><text:soft-page-break/>Komunikace mezi <text:span text:style-name="T6">tasky</text:span></text:h>
      <text:p text:style-name="P44">Komunikace mezi tasky se řeší pomocí front například asyncio.Queue. Další fronty jsou PriorityQueue a LifoQueue. Prioritní fornta přijímá pro metodu put dvouprvkový tuple, kde první je číslo označující prioritu a druhá jsou samotná data. Velikost fronty lze omezit pomocí argumentu maxsize</text:p>
      <text:p text:style-name="P44">Pro práci s frontou jsou důležité následující metody:</text:p>
      <text:list xml:id="list1023480410" text:style-name="L4">
        <text:list-item>
          <text:p text:style-name="P45">async put – vloží položku do fronty</text:p>
        </text:list-item>
        <text:list-item>
          <text:p text:style-name="P46">async get – vyjme položku z fronty a vrátí ji</text:p>
        </text:list-item>
        <text:list-item>
          <text:p text:style-name="P47">task_done – označní úkol spojený s položkou fronty vrácenou pomocí get nebo get_nowait jako splněný</text:p>
        </text:list-item>
        <text:list-item>
          <text:p text:style-name="P45">async join – čeká dokud <text:span text:style-name="T12">všechny položky nejsou označeny jako splněné (viz task_done)</text:span></text:p>
        </text:list-item>
        <text:list-item>
          <text:p text:style-name="P45">empty – vrací True pokud fronta je prázdná</text:p>
        </text:list-item>
        <text:list-item>
          <text:p text:style-name="P45">full – vrací True pokud je fronta plná</text:p>
        </text:list-item>
        <text:list-item>
          <text:p text:style-name="P45">qsize – vrací počet prvků čekjících ve frontě</text:p>
        </text:list-item>
      </text:list>
      <text:p text:style-name="P44">Pokud nechceme čekat na put nebo get, pak mají fronty neasynchronní metody put_nowait a get_nowait. Pokud není možné požadavek split, pak put_nowait vyhodí vyjjímku QueueFull (při dosažení kapacity fronty) a get_nowait vyhodí QueueEmpty (pokud je fronta prázdná).</text:p>
      <text:h text:style-name="P23" text:outline-level="2">Běžné trable</text:h>
      <text:p text:style-name="P11">Pokud async funkce používá tasky, pak není zaručeno, že v okamžiku skončení funkce budou všechny tasky dokončené. Na dokončení je možné počkat voláním asyncio.gather(tasks), kde tasks je seznam tasků, na které se má počkat.</text:p>
      <text:p text:style-name="P43">Další docela běžný zákys je v tom, že se zapomene použít keyword await, když se volá asynchronní funkce. Naštěstí python není blbý a vypíše warning. Každopádně na to bacha, protože to může vést k zákysu programu!</text:p>
      <text:h text:style-name="P19" text:outline-level="1">Enum</text:h>
      <text:p text:style-name="P52">Od verze 3.4 je do pythoni zařazen modul Enum pro tvorbu enumeračních typů.</text:p>
      <text:p text:style-name="P52"/>
      <text:p text:style-name="P52">Import enum</text:p>
      <text:p text:style-name="P52"/>
      <text:p text:style-name="P52">class CalculationType(Enum):</text:p>
      <text:p text:style-name="P52"><text:tab/>FORECAST = „forecast“</text:p>
      <text:p text:style-name="P52"><text:tab/>SAFTYSTOCK = „safetystock“</text:p>
      <text:p text:style-name="P52"><text:soft-page-break/><text:tab/>DELIVERIES = „deliveries“</text:p>
      <text:p text:style-name="P52"/>
      <text:p text:style-name="P52">x = CalculationType.FORECAST</text:p>
      <text:p text:style-name="P52"/>
      <text:p text:style-name="P52">Pozor: Extendování enum typů není povoleno, pokud rodičovský enum není prázdný!</text:p>
      <text:p text:style-name="P53">Pokud chceme předávat hodnoty z více enumů, pak je potřeba vytvořit nový enum a v signatuře funkce použit Un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1-05T16:17:10.973212615</meta:creation-date>
    <dc:date>2021-01-19T15:26:25.184516587</dc:date>
    <meta:editing-duration>P6DT7H36M29S</meta:editing-duration>
    <meta:editing-cycles>35</meta:editing-cycles>
    <meta:generator>LibreOffice/7.0.4.2$Linux_X86_64 LibreOffice_project/00$Build-2</meta:generator>
    <meta:document-statistic meta:table-count="0" meta:image-count="0" meta:object-count="0" meta:page-count="9" meta:paragraph-count="178" meta:word-count="1481" meta:character-count="10050" meta:non-whitespace-character-count="8709"/>
  </office:meta>
</office:document-meta>
</file>